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18d1b" officeooo:paragraph-rsid="00118d1b"/>
    </style:style>
    <style:style style:name="P2" style:family="paragraph" style:parent-style-name="Standard">
      <style:paragraph-properties fo:text-align="justify" style:justify-single-word="false"/>
      <style:text-properties officeooo:rsid="00118d1b" officeooo:paragraph-rsid="001c6253"/>
    </style:style>
    <style:style style:name="P3" style:family="paragraph" style:parent-style-name="Standard">
      <style:paragraph-properties fo:text-align="justify" style:justify-single-word="false"/>
      <style:text-properties officeooo:rsid="00118d1b" officeooo:paragraph-rsid="0014c638"/>
    </style:style>
    <style:style style:name="P4" style:family="paragraph" style:parent-style-name="Standard">
      <style:text-properties officeooo:rsid="002423fc" officeooo:paragraph-rsid="002423fc"/>
    </style:style>
    <style:style style:name="P5" style:family="paragraph" style:parent-style-name="Standard">
      <style:text-properties officeooo:rsid="0025ae1f" officeooo:paragraph-rsid="00118d1b"/>
    </style:style>
    <style:style style:name="P6" style:family="paragraph" style:parent-style-name="Standard">
      <style:paragraph-properties fo:text-align="justify" style:justify-single-word="false"/>
      <style:text-properties officeooo:rsid="0027e08a" officeooo:paragraph-rsid="0027e08a"/>
    </style:style>
    <style:style style:name="T1" style:family="text">
      <style:text-properties officeooo:rsid="00127570"/>
    </style:style>
    <style:style style:name="T2" style:family="text">
      <style:text-properties officeooo:rsid="001c6253"/>
    </style:style>
    <style:style style:name="T3" style:family="text">
      <style:text-properties officeooo:rsid="002448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text:span text:style-name="T3">E</text:span>ditor:</text:p>
      <text:p text:style-name="P1"/>
      <text:p text:style-name="P2">Thank you for your very careful review of our <text:span text:style-name="T1">manuscript</text:span>, and for the comments, corrections and suggestions that ensued. An extensive revision of the paper <text:span text:style-name="T1">entitled “Differential Evolution with Enhancement Diversity Maintenance” (manuscript number: #OPT-D-18-00396) </text:span>has been carried out to take all of them into account. <text:span text:style-name="T2">Particularly, the grammar mistakes have been carefully reviewed and corrected. Throughout this whole process</text:span>, we believe <text:span text:style-name="T2">that with your help </text:span>the paper has been significantly improved.</text:p>
      <text:p text:style-name="P3"/>
      <text:p text:style-name="P6">In particular, the authors have not published a related topic with the present manuscript in OPTL. Nevertheless, we have considered to add an OPTL citation of the work entitle “(Non) convergence results for the differential evolution method” by Marco Locatelli et. al., which addresses several issues directly related with diversity maintenance, such as convergence properties of differential evolution.</text:p>
      <text:p text:style-name="P5"/>
      <text:p text:style-name="P1"/>
      <text:p text:style-name="P1">Thanks for your support,</text:p>
      <text:p text:style-name="P1"/>
      <text:p text:style-name="P1"/>
      <text:p text:style-name="P4">Sincerely,</text:p>
      <text:p text:style-name="P4"><text:s text:c="2"/>The auth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13:17:34.515784420</meta:creation-date>
    <dc:date>2019-06-03T17:43:31.781030740</dc:date>
    <meta:editing-duration>PT57M34S</meta:editing-duration>
    <meta:editing-cycles>19</meta:editing-cycles>
    <meta:generator>LibreOffice/6.0.6.2$Linux_X86_64 LibreOffice_project/00m0$Build-2</meta:generator>
    <meta:document-statistic meta:table-count="0" meta:image-count="0" meta:object-count="0" meta:page-count="1" meta:paragraph-count="6" meta:word-count="139" meta:character-count="966" meta:non-whitespace-character-count="831"/>
  </office:meta>
</office:document-meta>
</file>